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, Arial" style:font-family-generic="swiss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6146in" style:rel-column-width="24735*"/>
    </style:style>
    <style:style style:name="Table1.B" style:family="table-column">
      <style:table-column-properties style:column-width="0.8479in" style:rel-column-width="8021*"/>
    </style:style>
    <style:style style:name="Table1.C" style:family="table-column">
      <style:table-column-properties style:column-width="2.7771in" style:rel-column-width="26273*"/>
    </style:style>
    <style:style style:name="Table1.D" style:family="table-column">
      <style:table-column-properties style:column-width="0.6875in" style:rel-column-width="65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2.6146in" style:rel-column-width="24735*"/>
    </style:style>
    <style:style style:name="Table2.B" style:family="table-column">
      <style:table-column-properties style:column-width="0.8479in" style:rel-column-width="8021*"/>
    </style:style>
    <style:style style:name="Table2.C" style:family="table-column">
      <style:table-column-properties style:column-width="2.7771in" style:rel-column-width="26273*"/>
    </style:style>
    <style:style style:name="Table2.D" style:family="table-column">
      <style:table-column-properties style:column-width="0.6875in" style:rel-column-width="6506*"/>
    </style:style>
    <style:style style:name="Table2.1" style:family="table-row">
      <style:table-row-properties style:min-row-height="0.385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2" style:family="table-row">
      <style:table-row-properties style:min-row-height="0.7521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Default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Default" style:list-style-name="">
      <style:paragraph-properties fo:margin-left="0in" fo:margin-right="0in" fo:margin-top="0in" fo:margin-bottom="0in" fo:text-indent="0in" style:auto-text-indent="false" style:text-autospace="none"/>
      <style:text-properties fo:color="#000000" style:font-name="Arial3" fo:font-size="12pt" style:font-name-asian="Arial1" style:font-size-asian="12pt" style:font-name-complex="Arial1" style:font-size-complex="12pt"/>
    </style:style>
    <style:style style:name="P4" style:family="paragraph" style:parent-style-name="Default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Default_20_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style:font-name="Arial3"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s Check List for IIT Bhilai.</text:p>
      <text:p text:style-name="P1"/>
      <text:p text:style-name="P1">Student</text:p>
      <text:p text:style-name="Default_20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PAN car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Aadhar Card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<text:span text:style-name="T1">th</text:span> <text:s/>Mark sheet / passing certifica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0<text:span text:style-name="T1">th</text:span> Mark sheet / passing certificat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ap Certificate if an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raduation Semester wise mark shee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ees Structur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ffidavi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oan Application Duly filled 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IT Offer Lett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set Liability stateme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come Certificate for CSIS Subsidy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DC Lett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IBIL &amp; CRIF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e Sanction Inspec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in Raksha Policy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 Passport Size Phot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/>
      <text:p text:style-name="Default_20_Text"/>
      <text:p text:style-name="P1">Co-Applicant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Table_20_Contents">PAN car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Aadhar Card</text:p>
          </table:table-cell>
          <table:table-cell table:style-name="Table2.D1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>Asset Liability statemen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If any other existing loan from other Banks/Lenders, then Loan A/C statement for last 6 months</text:p>
            <text:p text:style-name="P6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Table_20_Contents">2 Passport Size Photo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, Arial" style:font-family-generic="swiss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2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Default_20_Text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21-11-18T15:09:38.56</dc:date>
    <meta:editing-duration>PT04H54M57S</meta:editing-duration>
    <meta:editing-cycles>5</meta:editing-cycles>
    <meta:print-date>2020-07-09T18:14:03.40</meta:print-date>
    <meta:document-statistic meta:table-count="2" meta:image-count="0" meta:object-count="0" meta:page-count="1" meta:paragraph-count="25" meta:word-count="94" meta:character-count="578"/>
    <meta:user-defined meta:name="Info 1"/>
    <meta:user-defined meta:name="Info 2"/>
    <meta:user-defined meta:name="Info 3"/>
    <meta:user-defined meta:name="Info 4"/>
  </office:meta>
</office:document-meta>
</file>